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InfoImpl.ItemInfoImpl( NodeId parentId , Name name , Path path , boolean is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nfo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nfoImpl.denot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nfoImpl.ItemInfoImpl( Path path , boolean is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